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541cm" fo:min-width="2.916cm"/>
    </style:style>
    <style:style style:name="gr2" style:family="graphic" style:parent-style-name="standard">
      <style:graphic-properties draw:stroke="none" draw:fill="solid" draw:fill-color="#83caff" draw:textarea-horizontal-align="justify" draw:textarea-vertical-align="middle" draw:auto-grow-height="false" fo:min-height="0.654cm" fo:min-width="2.904cm"/>
    </style:style>
    <style:style style:name="gr3" style:family="graphic" style:parent-style-name="standard">
      <style:graphic-properties draw:stroke="none" draw:fill="solid" draw:fill-color="#ffd320" draw:textarea-horizontal-align="justify" draw:textarea-vertical-align="middle" draw:auto-grow-height="false" fo:min-height="0.541cm" fo:min-width="2.916cm"/>
    </style:style>
    <style:style style:name="gr4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0.541cm" fo:min-width="2.916cm"/>
    </style:style>
    <style:style style:name="gr5" style:family="graphic" style:parent-style-name="standard">
      <style:graphic-properties draw:stroke="none" draw:fill="solid" draw:fill-color="#e6e6ff" draw:textarea-horizontal-align="justify" draw:textarea-vertical-align="middle" draw:auto-grow-height="false" fo:min-height="0.315cm" fo:min-width="2.94cm"/>
    </style:style>
    <style:style style:name="gr6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0.315cm" fo:min-width="2.94cm"/>
    </style:style>
    <style:style style:name="gr7" style:family="graphic" style:parent-style-name="standard">
      <style:graphic-properties draw:stroke="none" draw:fill="solid" draw:fill-color="#aecf00" draw:textarea-horizontal-align="justify" draw:textarea-vertical-align="middle" draw:auto-grow-height="false" fo:min-height="0.541cm" fo:min-width="2.916cm"/>
    </style:style>
    <style:style style:name="gr8" style:family="graphic" style:parent-style-name="standard">
      <style:graphic-properties svg:stroke-width="0.03cm" draw:marker-start-width="0.35cm" draw:marker-end-width="0.35cm" draw:fill="none" draw:fill-color="#ff420e" draw:textarea-horizontal-align="justify" draw:textarea-vertical-align="middle" draw:auto-grow-height="false" fo:min-height="0.442cm" fo:min-width="11.892cm" fo:padding-top="0.14cm" fo:padding-bottom="0.14cm" fo:padding-left="0.265cm" fo:padding-right="0.265cm"/>
    </style:style>
    <style:style style:name="gr9" style:family="graphic" style:parent-style-name="standard">
      <style:graphic-properties draw:stroke="solid" svg:stroke-width="0.03cm" draw:marker-start-width="0.05cm" draw:marker-end-width="0.05cm" draw:fill="none" draw:fill-color="#ff420e" draw:textarea-horizontal-align="justify" draw:textarea-vertical-align="middle" draw:auto-grow-height="false" fo:min-height="0.442cm" fo:min-width="1.592cm" fo:padding-top="0.14cm" fo:padding-bottom="0.14cm" fo:padding-left="0.265cm" fo:padding-right="0.265cm"/>
    </style:style>
    <style:style style:name="gr10" style:family="graphic" style:parent-style-name="standard">
      <style:graphic-properties draw:stroke="solid" svg:stroke-width="0.03cm" draw:marker-start-width="0.05cm" draw:marker-end-width="0.05cm" draw:fill="none" draw:fill-color="#ff420e" draw:textarea-horizontal-align="justify" draw:textarea-vertical-align="middle" draw:auto-grow-height="false" fo:min-height="0.442cm" fo:min-width="5.592cm" fo:padding-top="0.14cm" fo:padding-bottom="0.14cm" fo:padding-left="0.265cm" fo:padding-right="0.265cm"/>
    </style:style>
    <style:style style:name="gr11" style:family="graphic" style:parent-style-name="standard">
      <style:graphic-properties svg:stroke-width="0.03cm" draw:marker-start-width="0.35cm" draw:marker-end-width="0.35cm" draw:fill="none" draw:fill-color="#ff420e" draw:textarea-horizontal-align="justify" draw:textarea-vertical-align="middle" draw:auto-grow-height="false" fo:min-height="0.442cm" fo:min-width="1.592cm" fo:padding-top="0.14cm" fo:padding-bottom="0.14cm" fo:padding-left="0.265cm" fo:padding-right="0.265cm"/>
    </style:style>
    <style:style style:name="gr12" style:family="graphic" style:parent-style-name="standard">
      <style:graphic-properties svg:stroke-width="0.03cm" draw:marker-start-width="0.35cm" draw:marker-end-width="0.35cm" draw:fill="none" draw:fill-color="#ff420e" draw:textarea-horizontal-align="justify" draw:textarea-vertical-align="middle" draw:auto-grow-height="false" fo:min-height="0.442cm" fo:min-width="4.492cm" fo:padding-top="0.14cm" fo:padding-bottom="0.14cm" fo:padding-left="0.265cm" fo:padding-right="0.265cm"/>
    </style:style>
    <style:style style:name="gr13" style:family="graphic" style:parent-style-name="objectwithoutfill">
      <style:graphic-properties draw:stroke="dash" draw:stroke-dash="Ultrafine_20_Dashed" svg:stroke-width="0.03cm" draw:marker-start-width="0.05cm" draw:marker-end-width="0.05cm" draw:fill="none" draw:textarea-horizontal-align="center" draw:textarea-vertical-align="middle" fo:padding-top="0.14cm" fo:padding-bottom="0.14cm" fo:padding-left="0.265cm" fo:padding-right="0.265cm"/>
    </style:style>
    <style:style style:name="gr14" style:family="graphic" style:parent-style-name="standard">
      <style:graphic-properties svg:stroke-width="0.03cm" draw:marker-start-width="0.35cm" draw:marker-end-width="0.35cm" draw:fill="none" draw:fill-color="#ff420e" draw:textarea-horizontal-align="justify" draw:textarea-vertical-align="middle" draw:auto-grow-height="false" fo:min-height="0.442cm" fo:min-width="3.892cm" fo:padding-top="0.14cm" fo:padding-bottom="0.14cm" fo:padding-left="0.265cm" fo:padding-right="0.265cm"/>
    </style:style>
    <style:style style:name="gr15" style:family="graphic" style:parent-style-name="standard">
      <style:graphic-properties svg:stroke-width="0.06cm" svg:stroke-color="#00ae00" draw:marker-start-width="0.28cm" draw:marker-end="Symmetric_20_Arrow" draw:marker-end-width="0.28cm" draw:textarea-horizontal-align="center" draw:textarea-vertical-align="middle" fo:padding-top="0.155cm" fo:padding-bottom="0.155cm" fo:padding-left="0.28cm" fo:padding-right="0.28cm"/>
    </style:style>
    <style:style style:name="gr16" style:family="graphic" style:parent-style-name="standard">
      <style:graphic-properties svg:stroke-width="0.06cm" svg:stroke-color="#0084d1" draw:marker-start-width="0.28cm" draw:marker-end="Rounded_20_short_20_Arrow" draw:marker-end-width="0.28cm" draw:textarea-horizontal-align="center" draw:textarea-vertical-align="middle" fo:padding-top="0.155cm" fo:padding-bottom="0.155cm" fo:padding-left="0.28cm" fo:padding-right="0.28cm"/>
    </style:style>
    <style:style style:name="gr17" style:family="graphic" style:parent-style-name="standard">
      <style:graphic-properties draw:stroke="none" draw:fill-color="#0099ff" draw:textarea-horizontal-align="justify" draw:textarea-vertical-align="middle" draw:auto-grow-height="false" fo:min-height="0.376cm" fo:min-width="9.376cm" fo:wrap-option="no-wrap"/>
    </style:style>
    <style:style style:name="gr18" style:family="graphic" style:parent-style-name="standard">
      <style:graphic-properties draw:stroke="none" draw:fill-color="#00ae00" draw:textarea-horizontal-align="justify" draw:textarea-vertical-align="middle" draw:auto-grow-height="false" fo:min-height="0.376cm" fo:min-width="11.001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420e"/>
      <style:paragraph-properties fo:text-align="center"/>
      <style:text-properties style:font-name="Hack1" fo:font-size="11pt" fo:font-weight="bold" style:font-size-asian="11pt" style:font-weight-asian="bold" style:font-size-complex="11pt" style:font-weight-complex="bold"/>
    </style:style>
    <style:style style:name="P3" style:family="paragraph">
      <loext:graphic-properties draw:fill="solid" draw:fill-color="#83caff"/>
      <style:paragraph-properties fo:text-align="center"/>
      <style:text-properties style:font-name="Hack1" fo:font-size="11pt" fo:font-weight="bold" style:font-size-asian="11pt" style:font-weight-asian="bold" style:font-size-complex="11pt" style:font-weight-complex="bold"/>
    </style:style>
    <style:style style:name="P4" style:family="paragraph">
      <loext:graphic-properties draw:fill="solid" draw:fill-color="#ffd320"/>
      <style:paragraph-properties fo:text-align="center"/>
      <style:text-properties style:font-name="Hack1"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="solid" draw:fill-color="#c5000b"/>
      <style:paragraph-properties fo:text-align="center"/>
      <style:text-properties style:font-name="Hack1" fo:font-size="11pt" fo:font-weight="bold" style:font-size-asian="11pt" style:font-weight-asian="bold" style:font-size-complex="11pt" style:font-weight-complex="bold"/>
    </style:style>
    <style:style style:name="P6" style:family="paragraph">
      <loext:graphic-properties draw:fill="solid" draw:fill-color="#e6e6ff"/>
      <style:paragraph-properties fo:text-align="center"/>
      <style:text-properties style:font-name="Hack1" fo:font-size="11pt" fo:font-weight="bold" style:font-size-asian="11pt" style:font-weight-asian="bold" style:font-size-complex="11pt" style:font-weight-complex="bold"/>
    </style:style>
    <style:style style:name="P7" style:family="paragraph">
      <loext:graphic-properties draw:fill="solid" draw:fill-color="#e6e6e6"/>
      <style:paragraph-properties fo:text-align="center"/>
      <style:text-properties style:font-name="Hack1" fo:font-size="11pt" fo:font-weight="bold" style:font-size-asian="11pt" style:font-weight-asian="bold" style:font-size-complex="11pt" style:font-weight-complex="bold"/>
    </style:style>
    <style:style style:name="P8" style:family="paragraph">
      <loext:graphic-properties draw:fill="solid" draw:fill-color="#aecf00"/>
      <style:paragraph-properties fo:text-align="center"/>
      <style:text-properties style:font-name="Hack1" fo:font-size="11pt" fo:font-weight="bold" style:font-size-asian="11pt" style:font-weight-asian="bold" style:font-size-complex="11pt" style:font-weight-complex="bold"/>
    </style:style>
    <style:style style:name="P9" style:family="paragraph">
      <loext:graphic-properties draw:fill="none" draw:fill-color="#ff420e"/>
      <style:paragraph-properties fo:text-align="center"/>
      <style:text-properties style:font-name="Hack1" fo:font-size="10.5pt" fo:font-weight="normal" style:font-size-asian="10.5pt" style:font-weight-asian="bold" style:font-size-complex="10.5pt" style:font-weight-complex="bold"/>
    </style:style>
    <style:style style:name="P10" style:family="paragraph">
      <loext:graphic-properties draw:fill="none"/>
      <style:paragraph-properties fo:text-align="center"/>
      <style:text-properties style:font-name="Hack1" fo:font-size="12pt"/>
    </style:style>
    <style:style style:name="P11" style:family="paragraph">
      <style:paragraph-properties fo:text-align="center"/>
      <style:text-properties style:font-name="Hack1" fo:font-size="12pt"/>
    </style:style>
    <style:style style:name="P12" style:family="paragraph">
      <loext:graphic-properties draw:fill-color="#0099ff"/>
      <style:paragraph-properties fo:text-align="center"/>
      <style:text-properties fo:color="#ffffff" style:font-name="Hack1" fo:font-size="10.5pt" style:font-size-asian="10.5pt" style:font-size-complex="10.5pt"/>
    </style:style>
    <style:style style:name="P13" style:family="paragraph">
      <loext:graphic-properties draw:fill-color="#00ae00"/>
      <style:paragraph-properties fo:text-align="center"/>
      <style:text-properties fo:color="#ffffff" style:font-name="Hack1" fo:font-size="10.5pt" style:font-size-asian="10.5pt" style:font-size-complex="10.5pt"/>
    </style:style>
    <style:style style:name="T1" style:family="text">
      <style:text-properties style:font-name="Hack1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Hack1" fo:font-size="10.5pt" fo:font-weight="normal" style:font-size-asian="10.5pt" style:font-weight-asian="bold" style:font-size-complex="10.5pt" style:font-weight-complex="bold"/>
    </style:style>
    <style:style style:name="T3" style:family="text">
      <style:text-properties fo:color="#ffffff" style:font-name="Hack1"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5cm" svg:height="0.875cm" svg:x="0.2cm" svg:y="7.45cm">
          <text:p text:style-name="P1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5cm" svg:height="1cm" svg:x="0.2cm" svg:y="6.2cm">
          <text:p text:style-name="P1"><text:span text:style-name="T1">liaison</text:span></text:p>
          <text:p text:style-name="P1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5cm" svg:height="0.875cm" svg:x="0.2cm" svg:y="5.075cm">
          <text:p text:style-name="P1"><text:span text:style-name="T1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5cm" svg:height="0.875cm" svg:x="0.2cm" svg:y="4.075cm">
          <text:p text:style-name="P1"><text:span text:style-name="T1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5cm" svg:height="0.625cm" svg:x="0.2cm" svg:y="3.325cm">
          <text:p text:style-name="P1"><text:span text:style-name="T1">ses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3.5cm" svg:height="0.625cm" svg:x="0.2cm" svg:y="2.575cm">
          <text:p text:style-name="P1"><text:span text:style-name="T1">prés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3.5cm" svg:height="0.875cm" svg:x="0.2cm" svg:y="1.575cm">
          <text:p text:style-name="P1"><text:span text:style-name="T1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2.5cm" svg:height="0.8cm" svg:x="5cm" svg:y="7.425cm">
          <text:p text:style-name="P1"><text:span text:style-name="T2">010101</text:span><text:span text:style-name="T2"><text:tab/></text:span><text:span text:style-name="T2"><text:tab/></text:span><text:span text:style-name="T2">01110110001111</text:span><text:span text:style-name="T2"><text:tab/></text:span><text:span text:style-name="T2"><text:tab/></text:span><text:span text:style-name="T2">011111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2cm" svg:height="0.8cm" svg:x="6.3cm" svg:y="6.225cm">
          <text:p text:style-name="P1"><text:span text:style-name="T2">en-tê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6.2cm" svg:height="0.8cm" svg:x="8.5cm" svg:y="6.225cm">
          <text:p text:style-name="P1"><text:span text:style-name="T2">tr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2.2cm" svg:height="0.8cm" svg:x="14.7cm" svg:y="6.225cm">
          <text:p text:style-name="P1"><text:span text:style-name="T2">suffix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2.2cm" svg:height="0.8cm" svg:x="7.6cm" svg:y="5.125cm">
          <text:p text:style-name="P1"><text:span text:style-name="T2">en-tê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5.1cm" svg:height="0.8cm" svg:x="9.8cm" svg:y="5.125cm">
          <text:p text:style-name="P1"><text:span text:style-name="T2">paqu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0" draw:layer="layout" svg:x1="8.5cm" svg:y1="6.325cm" svg:x2="7.75cm" svg:y2="5.95cm">
          <text:p/>
        </draw:line>
        <draw:line draw:style-name="gr13" draw:text-style-name="P10" draw:layer="layout" svg:x1="14.75cm" svg:y1="6.2cm" svg:x2="16.875cm" svg:y2="2.45cm">
          <text:p/>
        </draw:line>
        <draw:custom-shape draw:style-name="gr11" draw:text-style-name="P9" draw:layer="layout" svg:width="2.2cm" svg:height="0.8cm" svg:x="8.8cm" svg:y="4.125cm">
          <text:p text:style-name="P1"><text:span text:style-name="T2">en-tê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4.5cm" svg:height="0.8cm" svg:x="11cm" svg:y="4.125cm">
          <text:p text:style-name="P1"><text:span text:style-name="T2">segment ou datagram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2.2cm" svg:height="0.8cm" svg:x="10.2cm" svg:y="1.625cm">
          <text:p text:style-name="P1"><text:span text:style-name="T2">en-tê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4.5cm" svg:height="0.8cm" svg:x="12.4cm" svg:y="1.625cm">
          <text:p text:style-name="P1"><text:span text:style-name="T2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0" draw:layer="layout" svg:x1="9.75cm" svg:y1="5.075cm" svg:x2="8.875cm" svg:y2="4.95cm">
          <text:p/>
        </draw:line>
        <draw:line draw:style-name="gr13" draw:text-style-name="P10" draw:layer="layout" svg:x1="11cm" svg:y1="4.075cm" svg:x2="10.275cm" svg:y2="2.45cm">
          <text:p/>
        </draw:line>
        <draw:line draw:style-name="gr15" draw:text-style-name="P11" draw:layer="layout" svg:x1="4.25cm" svg:y1="7.075cm" svg:x2="9.25cm" svg:y2="1.2cm">
          <text:p/>
        </draw:line>
        <draw:line draw:style-name="gr16" draw:text-style-name="P11" draw:layer="layout" svg:x1="10.1cm" svg:y1="1.325cm" svg:x2="5.1cm" svg:y2="7.2cm">
          <text:p/>
        </draw:line>
        <draw:custom-shape draw:style-name="gr17" draw:text-style-name="P12" draw:layer="layout" svg:width="9.875cm" svg:height="0.625cm" svg:x="7.225cm" svg:y="0.2cm">
          <text:p text:style-name="P1"><text:span text:style-name="T3">Émission → Encapsulation → Ajout en-tête</text:span></text:p>
          <draw:enhanced-geometry svg:viewBox="0 0 21600 21600" draw:glue-points="10800 0 0 10800 10800 21600 21600 10800 ?f40 ?f41" draw:text-areas="0 0 21600 21600" draw:type="rectangular-callout" draw:modifiers="6427.94653705954 36954.63258785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3" draw:layer="layout" svg:width="11.5cm" svg:height="0.625cm" svg:x="2.1cm" svg:y="8.45cm">
          <text:p text:style-name="P1"><text:span text:style-name="T3">Réception → Désencapsulation → Suppression en-tête</text:span></text:p>
          <draw:enhanced-geometry svg:viewBox="0 0 21600 21600" draw:glue-points="10800 0 0 10800 10800 21600 21600 10800 ?f40 ?f41" draw:text-areas="0 0 21600 21600" draw:type="rectangular-callout" draw:modifiers="4086.74028345361 -45166.77316293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auto-grow-height="false" fo:padding-top="0.125cm" fo:padding-bottom="0.125cm" fo:padding-left="0.25cm" fo:padding-right="0.25cm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9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02-22T18:55:51.019442454</dc:date>
    <meta:editing-duration>PT12H17M54S</meta:editing-duration>
    <meta:editing-cycles>50</meta:editing-cycles>
    <meta:generator>LibreOffice/5.2.5.1$Linux_X86_64 LibreOffice_project/20m0$Build-1</meta:generator>
    <dc:creator>Philippe Latu</dc:creator>
    <meta:document-statistic meta:object-count="25"/>
  </office:meta>
</office:document-meta>
</file>